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Proxima Nova" svg:font-family="'Proxima Nova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f6cb" officeooo:paragraph-rsid="001bf6cb"/>
    </style:style>
    <style:style style:name="P2" style:family="paragraph" style:parent-style-name="Text_20_body">
      <style:text-properties fo:font-variant="normal" fo:text-transform="none" fo:color="#181818" style:font-name="Helvetica Neue" fo:font-size="12pt" fo:letter-spacing="normal" fo:font-style="normal" fo:font-weight="normal" officeooo:rsid="001bf6cb" officeooo:paragraph-rsid="001bf6cb" style:font-size-asian="12pt" style:font-weight-asian="normal" style:font-size-complex="12pt" style:font-weight-complex="normal"/>
    </style:style>
    <style:style style:name="P3" style:family="paragraph" style:parent-style-name="Text_20_body">
      <style:text-properties fo:font-variant="normal" fo:text-transform="none" fo:color="#181818" style:font-name="Liberation Serif" fo:font-size="12pt" fo:letter-spacing="normal" fo:font-style="normal" fo:font-weight="normal" officeooo:rsid="001bf6cb" officeooo:paragraph-rsid="001bf6cb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5" style:family="paragraph" style:parent-style-name="Heading_20_2">
      <style:text-properties fo:font-variant="normal" fo:text-transform="none" fo:color="#181818" style:font-name="Liberation Serif" fo:font-size="12pt" fo:letter-spacing="normal" fo:font-style="normal" fo:font-weight="normal" officeooo:rsid="001bf6cb" officeooo:paragraph-rsid="001bf6cb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officeooo:rsid="001bf6cb" officeooo:paragraph-rsid="001bf6cb" style:font-size-asian="12pt" style:font-size-complex="12pt"/>
    </style:style>
    <style:style style:name="P7" style:family="paragraph" style:parent-style-name="Text_20_body">
      <style:text-properties fo:font-variant="normal" fo:text-transform="none" fo:color="#181818" style:font-name="Helvetica Neue" fo:font-size="15.75pt" fo:letter-spacing="normal" fo:font-style="normal" fo:font-weight="bold"/>
    </style:style>
    <style:style style:name="P8" style:family="paragraph" style:parent-style-name="Text_20_body">
      <style:text-properties fo:font-variant="normal" fo:text-transform="none" fo:color="#333333" style:font-name="Proxima Nova" fo:font-size="12pt" fo:letter-spacing="normal" fo:font-style="normal" fo:font-weight="normal" style:font-size-asian="12pt" style:font-size-complex="12pt"/>
    </style:style>
    <style:style style:name="P9" style:family="paragraph" style:parent-style-name="Heading_20_2">
      <style:text-properties fo:font-variant="normal" fo:text-transform="none" fo:color="#181818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10" style:family="paragraph" style:parent-style-name="Heading_20_5">
      <style:text-properties fo:font-variant="normal" fo:text-transform="none" fo:color="#181818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181818" fo:letter-spacing="normal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attached dataset has already been cleaned because the features are</text:p>
      <text:p text:style-name="Standard">anonymised and it would be difficult for you to clean the dataset without</text:p>
      <text:p text:style-name="Standard">understanding the features. Describe the types of things you would have looked</text:p>
      <text:p text:style-name="Standard">at when cleaning the dataset if you knew what the features meant and how they</text:p>
      <text:p text:style-name="Standard">related to each other, i.e. discuss the kinds of considerations you would make</text:p>
      <text:p text:style-name="Standard">before cleaning a new dataset. What would you look for and how would you</text:p>
      <text:p text:style-name="Standard">handle it?</text:p>
      <text:p text:style-name="Standard"/>
      <text:p text:style-name="Standard"/>
      <text:p text:style-name="P1">Data Cleaning is Important part Before applying Machine Learning on the Data Set </text:p>
      <text:p text:style-name="P1"/>
      <text:p text:style-name="P1">Following </text:p>
      <text:p text:style-name="P6"/>
      <text:p text:style-name="P6">Removing Unwanted Observations </text:p>
      <text:p text:style-name="P6"><text:s text:c="2"/><text:tab/>- Removing duplicates</text:p>
      <text:p text:style-name="P6"><text:tab/>- Removing Irrelevant Observations</text:p>
      <text:p text:style-name="P6"/>
      <text:h text:style-name="P5" text:outline-level="2">Fix Structural Errors</text:h>
      <text:h text:style-name="P5" text:outline-level="2">Filter Unwanted Outliers</text:h>
      <text:h text:style-name="P5" text:outline-level="2">Handle Missing Data</text:h>
      <text:p text:style-name="P4"><text:s text:c="11"/><text:span text:style-name="T1">Missing categorical data</text:span></text:p>
      <text:h text:style-name="P10" text:outline-level="5"><text:s text:c="12"/>Missing numeric data</text:h>
      <text:h text:style-name="P9" text:outline-level="2">Remove Unused Features</text:h>
      <text:p text:style-name="P8">Data correction</text:p>
      <text:p text:style-name="P8">Data standardization</text:p>
      <text:p text:style-name="P7"/>
      <text:p text:style-name="Text_20_body"/>
      <text:p text:style-name="P3"/>
      <text:p text:style-name="P3"/>
      <text:p text:style-name="P3"/>
      <text:p text:style-name="P2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Proxima Nova" svg:font-family="'Proxima Nova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1:29:28.318682589</meta:creation-date>
    <dc:date>2018-09-03T11:52:46.740594003</dc:date>
    <meta:editing-duration>PT13M22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21" meta:word-count="126" meta:character-count="828" meta:non-whitespace-character-count="691"/>
  </office:meta>
</office:document-meta>
</file>